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DD000000BFAF80C942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kt_20_ohne_20_Füllung_20_und_20_Linie">
      <style:graphic-properties draw:stroke="none" draw:fill="none" draw:textarea-vertical-align="middle" draw:ole-draw-aspect="1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cm" style:use-optimal-column-width="false"/>
    </style:style>
    <style:style style:name="co3" style:family="table-column">
      <style:table-column-properties style:column-width="1.199cm" style:use-optimal-column-width="false"/>
    </style:style>
    <style:style style:name="co4" style:family="table-column">
      <style:table-column-properties style:column-width="1.205cm" style:use-optimal-column-width="false"/>
    </style:style>
    <style:style style:name="co5" style:family="table-column">
      <style:table-column-properties style:column-width="0.873cm" style:use-optimal-column-width="false"/>
    </style:style>
    <style:style style:name="co6" style:family="table-column">
      <style:table-column-properties style:column-width="0.888cm" style:use-optimal-column-width="false"/>
    </style:style>
    <style:style style:name="co7" style:family="table-column">
      <style:table-column-properties style:column-width="1.2cm" style:use-optimal-column-width="false"/>
    </style:style>
    <style:style style:name="co8" style:family="table-column">
      <style:table-column-properties style:column-width="1.201cm" style:use-optimal-column-width="false"/>
    </style:style>
    <style:style style:name="ro1" style:family="table-row">
      <style:table-row-properties style:row-height="0.875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876cm"/>
    </style:style>
    <style:style style:name="ce1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b3b3b3" style:repeat="repeat"/>
      <style:paragraph-properties fo:text-align="end" fo:border-left="none" fo:border-right="0.03pt solid #ffffff" fo:border-top="0.03pt solid #ffffff" fo:border-bottom="0.03pt solid #ffffff" style:text-autospace="none"/>
    </style:style>
    <style:style style:name="ce21" style:family="table-cell">
      <style:graphic-properties draw:fill="solid" draw:fill-color="#e6e6e6" style:repeat="repeat"/>
    </style:style>
    <style:style style:name="ce22" style:family="table-cell">
      <style:graphic-properties draw:fill="solid" draw:fill-color="#e6e6e6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23" style:family="table-cell">
      <style:graphic-properties draw:fill="solid" draw:fill-color="#cccccc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24" style:family="table-cell">
      <style:graphic-properties draw:fill="solid" draw:fill-color="#333333"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25" style:family="table-cell">
      <style:graphic-properties draw:fill="solid" draw:fill-color="#4c4c4c" style:repeat="repeat"/>
    </style:style>
    <style:style style:name="ce26" style:family="table-cell">
      <style:graphic-properties draw:fill="solid" draw:fill-color="#666666" style:repeat="repeat"/>
    </style:style>
    <style:style style:name="ce27" style:family="table-cell">
      <style:graphic-properties draw:fill="solid" draw:fill-color="#999999" style:repeat="repeat"/>
    </style:style>
    <style:style style:name="ce28" style:family="table-cell">
      <style:graphic-properties draw:fill="solid" draw:fill-color="#000000" style:repeat="repeat"/>
      <style:text-properties fo:color="#ffffff"/>
    </style:style>
    <style:style style:name="ce29" style:family="table-cell">
      <style:graphic-properties draw:fill="solid" draw:fill-color="#4c4c4c" style:repeat="repeat"/>
      <style:paragraph-properties fo:text-align="end" style:text-autospace="none"/>
      <style:text-properties fo:font-size="10pt" style:font-size-asian="10pt" style:font-size-complex="10pt"/>
    </style:style>
    <style:style style:name="ce30" style:family="table-cell">
      <style:graphic-properties draw:fill="solid" draw:fill-color="#000000" style:repeat="repeat"/>
      <style:paragraph-properties fo:text-align="end" style:text-autospace="none"/>
      <style:text-properties fo:color="#ffffff" fo:font-size="10pt" style:font-size-asian="10pt" style:font-size-complex="10pt"/>
    </style:style>
    <style:style style:name="ce31" style:family="table-cell">
      <style:graphic-properties draw:fill="solid" draw:fill-color="#333333" style:repeat="repeat"/>
      <style:text-properties fo:color="#ffffff"/>
    </style:style>
    <style:style style:name="ce32" style:family="table-cell">
      <style:graphic-properties draw:fill="solid" draw:fill-color="#b3b3b3" style:repeat="repeat"/>
    </style:style>
    <style:style style:name="ce33" style:family="table-cell">
      <style:graphic-properties draw:fill="solid" draw:fill-color="#cccccc" style:repeat="repeat"/>
    </style:style>
    <style:style style:name="ce3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4c4c4c" fo:border-right="none" fo:border-top="0.03pt solid #4c4c4c" fo:border-bottom="0.03pt solid #4c4c4c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4c4c4c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6" style:family="table-cell">
      <style:graphic-properties draw:fill="solid" draw:fill-color="#666666" style:repeat="repeat"/>
      <style:paragraph-properties fo:text-align="end" style:text-autospace="none"/>
      <style:text-properties fo:font-size="10pt" style:font-size-asian="10pt" style:font-size-complex="10pt"/>
    </style:style>
    <style:style style:name="ce67" style:family="table-cell">
      <style:graphic-properties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8" style:family="table-cell">
      <style:graphic-properties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9" style:family="table-cell">
      <style:graphic-properties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none" fo:border-right="0.03pt solid #ffffff" fo:border-top="0.03pt solid #ffffff" fo:border-bottom="0.03pt solid #ffffff" style:text-autospace="none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0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1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2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3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6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7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8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9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0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1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2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3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4" style:family="table-cell">
      <style:graphic-properties draw:fill="solid" draw:fill-color="#c0c0c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333333" fo:border-right="none" fo:border-top="0.03pt solid #333333" fo:border-bottom="0.03pt solid #333333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5" style:family="table-cell">
      <style:graphic-properties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333333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end" style:text-autospace="none"/>
    </style:style>
    <style:style style:name="P14" style:family="paragraph">
      <style:paragraph-properties fo:text-align="end" style:text-autospace="none"/>
      <style:text-properties fo: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indent="0cm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1: <text:line-break/>Pixelopera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><text:span text:style-name="T2">Kontrastspreizung:</text:span></text:p>
            <text:list text:style-name="L2"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2: <text:line-break/>Averaging Filters</text:p>
          </draw:text-box>
        </draw:frame>
        <draw:frame presentation:style-name="pr5" draw:text-style-name="P4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4">Bildkompressionsarten:</text:p>
            <text:list text:style-name="L2">
              <text:list-item>
                <text:p text:style-name="P4"><text:span text:style-name="T3">Verlustfrei</text:span></text:p>
                <text:list>
                  <text:list-item>
                    <text:p><text:span text:style-name="T3">PNG (portable network graphics)</text:span></text:p>
                  </text:list-item>
                  <text:list-item>
                    <text:p><text:span text:style-name="T3">TIFF</text:span></text:p>
                  </text:list-item>
                </text:list>
              </text:list-item>
              <text:list-item>
                <text:p><text:span text:style-name="T3">Verlustbehaftet</text:span></text:p>
                <text:list>
                  <text:list-item>
                    <text:p><text:span text:style-name="T3">JP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4">Verlustbehaftete Bildkompression</text:p>
            <text:list text:style-name="L2">
              <text:list-item>
                <text:p text:style-name="P4"><text:span text:style-name="T3">Wichtig für Speicherung und Übertragung (Ressourcenschonung)</text:span></text:p>
              </text:list-item>
              <text:list-item>
                <text:p text:style-name="P4"><text:span text:style-name="T3">Häufig nicht alle Informationen im Bild wichtig oder nutzbar</text:span></text:p>
                <text:list>
                  <text:list-item>
                    <text:p><text:span text:style-name="T3">Farbtiefe/Auflösung kann auf Zielmedium nicht dargestellt werden (Drucker, Bildschirm)</text:span></text:p>
                  </text:list-item>
                  <text:list-item>
                    <text:p><text:span text:style-name="T3">Das menschliche Auge/Wahrnehmungsmodell kann den Unterschied nicht feststellen</text:span></text:p>
                  </text:list-item>
                  <text:list-item>
                    <text:p><text:span text:style-name="T3">Unser Wahrnehmungsmodell gleicht die fehlenden Informationen aus</text:span></text:p>
                  </text:list-item>
                </text:list>
              </text:list-item>
              <text:list-item>
                <text:p><text:span text:style-name="T3">Der Verlust ist für den Zweck vertretba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><text:span text:style-name="T2">Histogramm</text:span></text:p>
          </draw:text-box>
        </draw:frame>
        <draw:custom-shape draw:style-name="gr2" draw:text-style-name="P6" draw:layer="layout" svg:width="3cm" svg:height="1.506cm" svg:x="7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4.2cm" svg:height="10.893cm" svg:x="10.4cm" svg:y="6.4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3.6cm" svg:height="6.999cm" svg:x="3.385cm" svg:y="10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4">0</text:span></text:p>
              </table:table-cell>
              <table:table-cell table:style-name="ce2">
                <text:p text:style-name="P8"><text:span text:style-name="T4">3</text:span></text:p>
              </table:table-cell>
            </table:table-row>
            <table:table-row table:style-name="ro1">
              <table:table-cell table:style-name="ce3">
                <text:p text:style-name="P7"><text:span text:style-name="T4">1</text:span></text:p>
              </table:table-cell>
              <table:table-cell table:style-name="ce4">
                <text:p text:style-name="P9"><text:span text:style-name="T4">4</text:span></text:p>
              </table:table-cell>
            </table:table-row>
            <table:table-row table:style-name="ro1">
              <table:table-cell table:style-name="ce5">
                <text:p text:style-name="P7"><text:span text:style-name="T4">2</text:span></text:p>
              </table:table-cell>
              <table:table-cell table:style-name="ce6">
                <text:p text:style-name="P9"><text:span text:style-name="T4">4</text:span></text:p>
              </table:table-cell>
            </table:table-row>
            <table:table-row table:style-name="ro1">
              <table:table-cell table:style-name="ce7">
                <text:p text:style-name="P7"><text:span text:style-name="T4">3</text:span></text:p>
              </table:table-cell>
              <table:table-cell table:style-name="ce8">
                <text:p text:style-name="P9"><text:span text:style-name="T4">2</text:span></text:p>
              </table:table-cell>
            </table:table-row>
            <table:table-row table:style-name="ro1">
              <table:table-cell table:style-name="ce9">
                <text:p text:style-name="P7"><text:span text:style-name="T4">4</text:span></text:p>
              </table:table-cell>
              <table:table-cell table:style-name="ce10">
                <text:p text:style-name="P9"><text:span text:style-name="T4">2</text:span></text:p>
              </table:table-cell>
            </table:table-row>
            <table:table-row table:style-name="ro1">
              <table:table-cell table:style-name="ce11">
                <text:p text:style-name="P7"><text:span text:style-name="T4">5</text:span></text:p>
              </table:table-cell>
              <table:table-cell table:style-name="ce12">
                <text:p text:style-name="P9"><text:span text:style-name="T4">2</text:span></text:p>
              </table:table-cell>
            </table:table-row>
            <table:table-row table:style-name="ro1">
              <table:table-cell table:style-name="ce13">
                <text:p text:style-name="P7"><text:span text:style-name="T4">6</text:span></text:p>
              </table:table-cell>
              <table:table-cell table:style-name="ce14">
                <text:p text:style-name="P9"><text:span text:style-name="T4">3</text:span></text:p>
              </table:table-cell>
            </table:table-row>
            <table:table-row table:style-name="ro1">
              <table:table-cell table:style-name="ce15">
                <text:p text:style-name="P7"><text:span text:style-name="T4">7</text:span></text:p>
              </table:table-cell>
              <table:table-cell table:style-name="ce16">
                <text:p text:style-name="P9"><text:span text:style-name="T4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6" draw:layer="layout" svg:width="2.2cm" svg:height="2.6cm" svg:x="1.002cm" svg:y="10.10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6cm" svg:height="3.274cm" svg:x="0.931cm" svg:y="6.6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7">
                <text:p text:style-name="P10"><text:span text:style-name="T5">1</text:span></text:p>
              </table:table-cell>
              <table:table-cell table:style-name="ce18">
                <text:p text:style-name="P11"><text:span text:style-name="T6">3</text:span></text:p>
              </table:table-cell>
              <table:table-cell table:style-name="ce19">
                <text:p text:style-name="P12"><text:span text:style-name="T5">0</text:span></text:p>
              </table:table-cell>
              <table:table-cell table:style-name="ce20">
                <text:p text:style-name="P13"><text:span text:style-name="T6">5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  <table:table-row table:style-name="ro2">
              <table:table-cell table:style-name="ce22">
                <text:p text:style-name="P13"><text:span text:style-name="T6">7</text:span></text:p>
              </table:table-cell>
              <table:table-cell table:style-name="ce23">
                <text:p text:style-name="P13"><text:span text:style-name="T6">6</text:span></text:p>
              </table:table-cell>
              <table:table-cell table:style-name="ce24">
                <text:p text:style-name="P13"><text:span text:style-name="T6">1</text:span></text:p>
              </table:table-cell>
              <table:table-cell table:style-name="ce25">
                <text:p text:style-name="P13"><text:span text:style-name="T6">2</text:span></text:p>
              </table:table-cell>
              <table:table-cell table:style-name="ce26">
                <text:p text:style-name="P13"><text:span text:style-name="T6">3</text:span></text:p>
              </table:table-cell>
            </table:table-row>
            <table:table-row table:style-name="ro2" table:default-cell-style-name="ce27">
              <table:table-cell>
                <text:p text:style-name="P13"><text:span text:style-name="T6">4</text:span></text:p>
              </table:table-cell>
              <table:table-cell table:style-name="ce28">
                <text:p text:style-name="P14"><text:span text:style-name="T5">0</text:span></text:p>
              </table:table-cell>
              <table:table-cell table:style-name="ce29">
                <text:p text:style-name="P13"><text:span text:style-name="T6">2</text:span></text:p>
              </table:table-cell>
              <table:table-cell table:style-name="ce30">
                <text:p text:style-name="P14"><text:span text:style-name="T5">0</text:span></text:p>
              </table:table-cell>
              <table:table-cell>
                <text:p text:style-name="P13"><text:span text:style-name="T6">4</text:span></text:p>
              </table:table-cell>
            </table:table-row>
            <table:table-row table:style-name="ro2" table:default-cell-style-name="ce21">
              <table:table-cell table:style-name="ce25">
                <text:p text:style-name="P13"><text:span text:style-name="T6">2</text:span></text:p>
              </table:table-cell>
              <table:table-cell>
                <text:p text:style-name="P13"><text:span text:style-name="T6">7</text:span></text:p>
              </table:table-cell>
              <table:table-cell>
                <text:p text:style-name="P13"><text:span text:style-name="T6">7</text:span></text:p>
              </table:table-cell>
              <table:table-cell table:style-name="ce25">
                <text:p text:style-name="P13"><text:span text:style-name="T6">2</text:span></text:p>
              </table:table-cell>
              <table:table-cell table:style-name="ce31">
                <text:p text:style-name="P14"><text:span text:style-name="T5">1</text:span></text:p>
              </table:table-cell>
            </table:table-row>
            <table:table-row table:style-name="ro2" table:default-cell-style-name="ce33">
              <table:table-cell table:style-name="ce32">
                <text:p text:style-name="P13"><text:span text:style-name="T6">5</text:span></text:p>
              </table:table-cell>
              <table:table-cell table:style-name="ce31">
                <text:p text:style-name="P14"><text:span text:style-name="T5">1</text:span></text:p>
              </table:table-cell>
              <table:table-cell>
                <text:p text:style-name="P13"><text:span text:style-name="T6">6</text:span></text:p>
              </table:table-cell>
              <table:table-cell>
                <text:p text:style-name="P13"><text:span text:style-name="T6">6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><text:span text:style-name="T2">Histogrammausgleich</text:span></text:p>
          </draw:text-box>
        </draw:frame>
        <draw:frame draw:style-name="gr3" draw:text-style-name="P6" draw:layer="layout" svg:width="7cm" svg:height="9cm" svg:x="0.828cm" svg:y="7.4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7cm" svg:height="9cm" svg:x="9.228cm" svg:y="7.4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6" draw:layer="layout" svg:width="1.132cm" svg:height="1cm" svg:x="7.96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7cm" svg:height="9cm" svg:x="17.628cm" svg:y="7.4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6" draw:layer="layout" svg:width="1.132cm" svg:height="1cm" svg:x="16.37cm" svg:y="11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><text:span text:style-name="T2">Histogrammausgleich</text:span></text:p>
          </draw:text-box>
        </draw:frame>
        <draw:frame draw:style-name="standard" draw:layer="layout" svg:width="3.6cm" svg:height="6.999cm" svg:x="3.383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4">
                <text:p text:style-name="P7"><text:span text:style-name="T4">0</text:span></text:p>
              </table:table-cell>
              <table:table-cell table:style-name="ce35">
                <text:p text:style-name="P8"><text:span text:style-name="T4">3</text:span></text:p>
              </table:table-cell>
            </table:table-row>
            <table:table-row table:style-name="ro1">
              <table:table-cell table:style-name="ce36">
                <text:p text:style-name="P7"><text:span text:style-name="T4">1</text:span></text:p>
              </table:table-cell>
              <table:table-cell table:style-name="ce37">
                <text:p text:style-name="P9"><text:span text:style-name="T4">4</text:span></text:p>
              </table:table-cell>
            </table:table-row>
            <table:table-row table:style-name="ro1">
              <table:table-cell table:style-name="ce38">
                <text:p text:style-name="P7"><text:span text:style-name="T4">2</text:span></text:p>
              </table:table-cell>
              <table:table-cell table:style-name="ce39">
                <text:p text:style-name="P9"><text:span text:style-name="T4">4</text:span></text:p>
              </table:table-cell>
            </table:table-row>
            <table:table-row table:style-name="ro1">
              <table:table-cell table:style-name="ce40">
                <text:p text:style-name="P7"><text:span text:style-name="T4">3</text:span></text:p>
              </table:table-cell>
              <table:table-cell table:style-name="ce41">
                <text:p text:style-name="P9"><text:span text:style-name="T4">2</text:span></text:p>
              </table:table-cell>
            </table:table-row>
            <table:table-row table:style-name="ro1">
              <table:table-cell table:style-name="ce42">
                <text:p text:style-name="P7"><text:span text:style-name="T4">4</text:span></text:p>
              </table:table-cell>
              <table:table-cell table:style-name="ce43">
                <text:p text:style-name="P9"><text:span text:style-name="T4">2</text:span></text:p>
              </table:table-cell>
            </table:table-row>
            <table:table-row table:style-name="ro1">
              <table:table-cell table:style-name="ce44">
                <text:p text:style-name="P7"><text:span text:style-name="T4">5</text:span></text:p>
              </table:table-cell>
              <table:table-cell table:style-name="ce45">
                <text:p text:style-name="P9"><text:span text:style-name="T4">2</text:span></text:p>
              </table:table-cell>
            </table:table-row>
            <table:table-row table:style-name="ro1">
              <table:table-cell table:style-name="ce46">
                <text:p text:style-name="P7"><text:span text:style-name="T4">6</text:span></text:p>
              </table:table-cell>
              <table:table-cell table:style-name="ce47">
                <text:p text:style-name="P9"><text:span text:style-name="T4">3</text:span></text:p>
              </table:table-cell>
            </table:table-row>
            <table:table-row table:style-name="ro1">
              <table:table-cell table:style-name="ce48">
                <text:p text:style-name="P7"><text:span text:style-name="T4">7</text:span></text:p>
              </table:table-cell>
              <table:table-cell table:style-name="ce49">
                <text:p text:style-name="P9"><text:span text:style-name="T4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2.2cm" svg:height="2.6cm" svg:x="1cm" svg:y="10.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6" draw:layer="layout" svg:width="6.966cm" svg:height="8.2cm" svg:x="9.234cm" svg:y="6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6.998cm" svg:height="1.943cm" svg:x="9.2cm" svg:y="15.4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>
              <table:table-cell table:style-name="ce50">
                <text:p text:style-name="P15"><text:span text:style-name="T7">0</text:span></text:p>
              </table:table-cell>
              <table:table-cell table:style-name="ce51">
                <text:p text:style-name="P15"><text:span text:style-name="T7">1</text:span></text:p>
              </table:table-cell>
              <table:table-cell table:style-name="ce52">
                <text:p text:style-name="P15"><text:span text:style-name="T7">2</text:span></text:p>
              </table:table-cell>
              <table:table-cell table:style-name="ce53">
                <text:p text:style-name="P15"><text:span text:style-name="T7">3</text:span></text:p>
              </table:table-cell>
              <table:table-cell table:style-name="ce54">
                <text:p text:style-name="P15"><text:span text:style-name="T7">4</text:span></text:p>
              </table:table-cell>
              <table:table-cell table:style-name="ce55">
                <text:p text:style-name="P15"><text:span text:style-name="T7">5</text:span></text:p>
              </table:table-cell>
              <table:table-cell table:style-name="ce56">
                <text:p text:style-name="P15"><text:span text:style-name="T7">6</text:span></text:p>
              </table:table-cell>
              <table:table-cell table:style-name="ce57">
                <text:p text:style-name="P15"><text:span text:style-name="T7">7</text:span></text:p>
              </table:table-cell>
            </table:table-row>
            <table:table-row table:style-name="ro3">
              <table:table-cell table:style-name="ce58">
                <text:p text:style-name="P15"><text:span text:style-name="T7">0</text:span></text:p>
              </table:table-cell>
              <table:table-cell table:style-name="ce59">
                <text:p text:style-name="P15"><text:span text:style-name="T7">1</text:span></text:p>
              </table:table-cell>
              <table:table-cell table:style-name="ce60">
                <text:p text:style-name="P15"><text:span text:style-name="T7">3</text:span></text:p>
              </table:table-cell>
              <table:table-cell table:style-name="ce61">
                <text:p text:style-name="P15"><text:span text:style-name="T7">3</text:span></text:p>
              </table:table-cell>
              <table:table-cell table:style-name="ce62">
                <text:p text:style-name="P15"><text:span text:style-name="T7">4</text:span></text:p>
              </table:table-cell>
              <table:table-cell table:style-name="ce63">
                <text:p text:style-name="P15"><text:span text:style-name="T7">4</text:span></text:p>
              </table:table-cell>
              <table:table-cell table:style-name="ce64">
                <text:p text:style-name="P15"><text:span text:style-name="T7">5</text:span></text:p>
              </table:table-cell>
              <table:table-cell table:style-name="ce65">
                <text:p text:style-name="P15"><text:span text:style-name="T7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6" draw:layer="layout" svg:width="7.8cm" svg:height="0.882cm" svg:x="9cm" svg:y="14.8cm">
          <draw:text-box>
            <text:p><text:span text:style-name="T8">Neue Wertezuweisung:</text:span></text:p>
          </draw:text-box>
        </draw:frame>
        <draw:frame draw:style-name="standard" draw:layer="layout" svg:width="6cm" svg:height="3.274cm" svg:x="18.389cm" svg:y="6.61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>
              <table:table-cell table:style-name="ce31">
                <text:p text:style-name="P14"><text:span text:style-name="T5">1</text:span></text:p>
              </table:table-cell>
              <table:table-cell table:style-name="ce66">
                <text:p text:style-name="P13"><text:span text:style-name="T6">3</text:span></text:p>
              </table:table-cell>
              <table:table-cell table:style-name="ce28">
                <text:p text:style-name="P14"><text:span text:style-name="T5">0</text:span></text:p>
              </table:table-cell>
              <table:table-cell table:style-name="ce27">
                <text:p text:style-name="P13"><text:span text:style-name="T6">4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  <table:table-row table:style-name="ro2" table:default-cell-style-name="ce26">
              <table:table-cell table:style-name="ce21">
                <text:p text:style-name="P13"><text:span text:style-name="T6">7</text:span></text:p>
              </table:table-cell>
              <table:table-cell table:style-name="ce32">
                <text:p text:style-name="P13"><text:span text:style-name="T6">5</text:span></text:p>
              </table:table-cell>
              <table:table-cell table:style-name="ce31">
                <text:p text:style-name="P14"><text:span text:style-name="T5">1</text:span></text:p>
              </table:table-cell>
              <table:table-cell>
                <text:p text:style-name="P13"><text:span text:style-name="T6">3</text:span></text:p>
              </table:table-cell>
              <table:table-cell>
                <text:p text:style-name="P13"><text:span text:style-name="T6">3</text:span></text:p>
              </table:table-cell>
            </table:table-row>
            <table:table-row table:style-name="ro2" table:default-cell-style-name="ce27">
              <table:table-cell>
                <text:p text:style-name="P13"><text:span text:style-name="T6">4</text:span></text:p>
              </table:table-cell>
              <table:table-cell table:style-name="ce28">
                <text:p text:style-name="P14"><text:span text:style-name="T5">0</text:span></text:p>
              </table:table-cell>
              <table:table-cell table:style-name="ce26">
                <text:p text:style-name="P13"><text:span text:style-name="T6">3</text:span></text:p>
              </table:table-cell>
              <table:table-cell table:style-name="ce28">
                <text:p text:style-name="P14"><text:span text:style-name="T5">0</text:span></text:p>
              </table:table-cell>
              <table:table-cell>
                <text:p text:style-name="P13"><text:span text:style-name="T6">4</text:span></text:p>
              </table:table-cell>
            </table:table-row>
            <table:table-row table:style-name="ro2" table:default-cell-style-name="ce21">
              <table:table-cell table:style-name="ce26">
                <text:p text:style-name="P13"><text:span text:style-name="T6">3</text:span></text:p>
              </table:table-cell>
              <table:table-cell>
                <text:p text:style-name="P13"><text:span text:style-name="T6">7</text:span></text:p>
              </table:table-cell>
              <table:table-cell>
                <text:p text:style-name="P13"><text:span text:style-name="T6">7</text:span></text:p>
              </table:table-cell>
              <table:table-cell table:style-name="ce26">
                <text:p text:style-name="P13"><text:span text:style-name="T6">3</text:span></text:p>
              </table:table-cell>
              <table:table-cell table:style-name="ce31">
                <text:p text:style-name="P14"><text:span text:style-name="T5">1</text:span></text:p>
              </table:table-cell>
            </table:table-row>
            <table:table-row table:style-name="ro2" table:default-cell-style-name="ce32">
              <table:table-cell table:style-name="ce27">
                <text:p text:style-name="P13"><text:span text:style-name="T6">4</text:span></text:p>
              </table:table-cell>
              <table:table-cell table:style-name="ce31">
                <text:p text:style-name="P14"><text:span text:style-name="T5">1</text:span></text:p>
              </table:table-cell>
              <table:table-cell>
                <text:p text:style-name="P13"><text:span text:style-name="T6">5</text:span></text:p>
              </table:table-cell>
              <table:table-cell>
                <text:p text:style-name="P13"><text:span text:style-name="T6">5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cm" svg:height="3.274cm" svg:x="0.929cm" svg:y="6.6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67">
                <text:p text:style-name="P10"><text:span text:style-name="T5">1</text:span></text:p>
              </table:table-cell>
              <table:table-cell table:style-name="ce68">
                <text:p text:style-name="P11"><text:span text:style-name="T6">3</text:span></text:p>
              </table:table-cell>
              <table:table-cell table:style-name="ce69">
                <text:p text:style-name="P12"><text:span text:style-name="T5">0</text:span></text:p>
              </table:table-cell>
              <table:table-cell table:style-name="ce20">
                <text:p text:style-name="P13"><text:span text:style-name="T6">5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  <table:table-row table:style-name="ro2">
              <table:table-cell table:style-name="ce22">
                <text:p text:style-name="P13"><text:span text:style-name="T6">7</text:span></text:p>
              </table:table-cell>
              <table:table-cell table:style-name="ce23">
                <text:p text:style-name="P13"><text:span text:style-name="T6">6</text:span></text:p>
              </table:table-cell>
              <table:table-cell table:style-name="ce24">
                <text:p text:style-name="P13"><text:span text:style-name="T6">1</text:span></text:p>
              </table:table-cell>
              <table:table-cell table:style-name="ce25">
                <text:p text:style-name="P13"><text:span text:style-name="T6">2</text:span></text:p>
              </table:table-cell>
              <table:table-cell table:style-name="ce26">
                <text:p text:style-name="P13"><text:span text:style-name="T6">3</text:span></text:p>
              </table:table-cell>
            </table:table-row>
            <table:table-row table:style-name="ro2" table:default-cell-style-name="ce27">
              <table:table-cell>
                <text:p text:style-name="P13"><text:span text:style-name="T6">4</text:span></text:p>
              </table:table-cell>
              <table:table-cell table:style-name="ce28">
                <text:p text:style-name="P14"><text:span text:style-name="T5">0</text:span></text:p>
              </table:table-cell>
              <table:table-cell table:style-name="ce29">
                <text:p text:style-name="P13"><text:span text:style-name="T6">2</text:span></text:p>
              </table:table-cell>
              <table:table-cell table:style-name="ce30">
                <text:p text:style-name="P14"><text:span text:style-name="T5">0</text:span></text:p>
              </table:table-cell>
              <table:table-cell>
                <text:p text:style-name="P13"><text:span text:style-name="T6">4</text:span></text:p>
              </table:table-cell>
            </table:table-row>
            <table:table-row table:style-name="ro2" table:default-cell-style-name="ce21">
              <table:table-cell table:style-name="ce25">
                <text:p text:style-name="P13"><text:span text:style-name="T6">2</text:span></text:p>
              </table:table-cell>
              <table:table-cell>
                <text:p text:style-name="P13"><text:span text:style-name="T6">7</text:span></text:p>
              </table:table-cell>
              <table:table-cell>
                <text:p text:style-name="P13"><text:span text:style-name="T6">7</text:span></text:p>
              </table:table-cell>
              <table:table-cell table:style-name="ce25">
                <text:p text:style-name="P13"><text:span text:style-name="T6">2</text:span></text:p>
              </table:table-cell>
              <table:table-cell table:style-name="ce31">
                <text:p text:style-name="P14"><text:span text:style-name="T5">1</text:span></text:p>
              </table:table-cell>
            </table:table-row>
            <table:table-row table:style-name="ro2" table:default-cell-style-name="ce33">
              <table:table-cell table:style-name="ce32">
                <text:p text:style-name="P13"><text:span text:style-name="T6">5</text:span></text:p>
              </table:table-cell>
              <table:table-cell table:style-name="ce31">
                <text:p text:style-name="P14"><text:span text:style-name="T5">1</text:span></text:p>
              </table:table-cell>
              <table:table-cell>
                <text:p text:style-name="P13"><text:span text:style-name="T6">6</text:span></text:p>
              </table:table-cell>
              <table:table-cell>
                <text:p text:style-name="P13"><text:span text:style-name="T6">6</text:span></text:p>
              </table:table-cell>
              <table:table-cell table:style-name="ce21">
                <text:p text:style-name="P13"><text:span text:style-name="T6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6cm" svg:height="7cm" svg:x="18.463cm" svg:y="10.4cm">
          <table:table table:template-name="default" table:use-first-row-styles="true" table:use-banding-rows-styles="true">
            <table:table-column table:style-name="co2"/>
            <table:table-column table:style-name="co1"/>
            <table:table-row table:style-name="ro1">
              <table:table-cell table:style-name="ce70">
                <text:p text:style-name="P17"><text:span text:style-name="T4">0</text:span></text:p>
              </table:table-cell>
              <table:table-cell table:style-name="ce71">
                <text:p text:style-name="P18"><text:span text:style-name="T4">3</text:span></text:p>
              </table:table-cell>
            </table:table-row>
            <table:table-row table:style-name="ro1">
              <table:table-cell table:style-name="ce72">
                <text:p text:style-name="P17"><text:span text:style-name="T4">1</text:span></text:p>
              </table:table-cell>
              <table:table-cell table:style-name="ce73">
                <text:p text:style-name="P18"><text:span text:style-name="T4">4</text:span></text:p>
              </table:table-cell>
            </table:table-row>
            <table:table-row table:style-name="ro1">
              <table:table-cell table:style-name="ce74">
                <text:p text:style-name="P17"><text:span text:style-name="T4">2</text:span></text:p>
              </table:table-cell>
              <table:table-cell table:style-name="ce75">
                <text:p text:style-name="P18"><text:span text:style-name="T4">0</text:span></text:p>
              </table:table-cell>
            </table:table-row>
            <table:table-row table:style-name="ro1">
              <table:table-cell table:style-name="ce76">
                <text:p text:style-name="P17"><text:span text:style-name="T4">3</text:span></text:p>
              </table:table-cell>
              <table:table-cell table:style-name="ce77">
                <text:p text:style-name="P18"><text:span text:style-name="T4">6</text:span></text:p>
              </table:table-cell>
            </table:table-row>
            <table:table-row table:style-name="ro1">
              <table:table-cell table:style-name="ce78">
                <text:p text:style-name="P17"><text:span text:style-name="T4">4</text:span></text:p>
              </table:table-cell>
              <table:table-cell table:style-name="ce79">
                <text:p text:style-name="P18"><text:span text:style-name="T4">4</text:span></text:p>
              </table:table-cell>
            </table:table-row>
            <table:table-row table:style-name="ro1">
              <table:table-cell table:style-name="ce80">
                <text:p text:style-name="P17"><text:span text:style-name="T4">5</text:span></text:p>
              </table:table-cell>
              <table:table-cell table:style-name="ce81">
                <text:p text:style-name="P18"><text:span text:style-name="T4">3</text:span></text:p>
              </table:table-cell>
            </table:table-row>
            <table:table-row table:style-name="ro1">
              <table:table-cell table:style-name="ce82">
                <text:p text:style-name="P17"><text:span text:style-name="T4">6</text:span></text:p>
              </table:table-cell>
              <table:table-cell table:style-name="ce83">
                <text:p text:style-name="P18"><text:span text:style-name="T4">0</text:span></text:p>
              </table:table-cell>
            </table:table-row>
            <table:table-row table:style-name="ro4">
              <table:table-cell table:style-name="ce84">
                <text:p text:style-name="P17"><text:span text:style-name="T4">7</text:span></text:p>
              </table:table-cell>
              <table:table-cell table:style-name="ce85">
                <text:p text:style-name="P18"><text:span text:style-name="T4">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6" draw:layer="layout" svg:width="2.502cm" svg:height="2.235cm" draw:transform="rotate (1.5707963267949) translate (22.262cm 12.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6" draw:layer="layout" svg:width="1.9cm" svg:height="1.736cm" svg:x="7.2cm" svg:y="10.9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1.9cm" svg:height="1.736cm" svg:x="16.402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5" draw:text-style-name="P4" draw:layer="layout" svg:width="16.33cm" svg:height="11.8cm" svg:x="0.87cm" svg:y="5.6cm" presentation:class="outline" presentation:user-transformed="true">
          <draw:text-box>
            <text:p><text:span text:style-name="T2">Histogrammausgleich</text:span></text:p>
            <text:list text:style-name="L2">
              <text:list-item>
                <text:p><text:span text:style-name="T3">Bereiche mit hoher Dichte werden auf mehrere Grauwerte gestreckt</text:span></text:p>
              </text:list-item>
              <text:list-item>
                <text:p><text:span text:style-name="T3">Bereiche mit geringer Dichte werden auf weniger Grauwerte gestaucht</text:span></text:p>
              </text:list-item>
              <text:list-item>
                <text:p><text:span text:style-name="T3">Dient der Kontrastverbesserung</text:span></text:p>
              </text:list-item>
              <text:list-item>
                <text:p><text:span text:style-name="T3">Erhöht den Kontrast vor allem wenn der interessante Bereich große Teile des Bildes einnimmt </text:span></text:p>
              </text:list-item>
            </text:list>
          </draw:text-box>
        </draw:frame>
        <draw:frame draw:style-name="gr3" draw:text-style-name="P6" draw:layer="layout" svg:width="7.46cm" svg:height="5.12cm" svg:x="17.2cm" svg:y="6.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6" draw:layer="layout" svg:width="7.428cm" svg:height="5.112cm" svg:x="17.2cm" svg:y="12.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5: <text:line-break/>Filter</text:p>
          </draw:text-box>
        </draw:frame>
        <draw:frame presentation:style-name="pr5" draw:text-style-name="P4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6">26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6">26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22:37:16.895000000</dc:date>
    <meta:generator>LibreOffice/4.2.3.3$Windows_x86 LibreOffice_project/882f8a0a489bc99a9e60c7905a60226254cb6ff0</meta:generator>
    <meta:editing-duration>PT8H14M43S</meta:editing-duration>
    <meta:editing-cycles>33</meta:editing-cycles>
    <meta:document-statistic meta:object-count="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01cm" svg:height="10.894cm" xlink:href="." xlink:type="simple" chart:class="chart:bar" chart:style-name="ch1">
        <chart:title svg:x="5.879cm" svg:y="0.353cm" chart:style-name="ch2">
          <text:p>Histogramm</text:p>
        </chart:title>
        <chart:plot-area chart:style-name="ch3" chart:data-source-has-labels="both" svg:x="1.295cm" svg:y="1.783cm" svg:width="12.338cm" svg:height="7.913cm">
          <chartooo:coordinate-region svg:x="2.022cm" svg:y="1.983cm" svg:width="11.611cm" svg:height="7.066cm"/>
          <chart:axis chart:dimension="x" chart:name="primary-x" chart:style-name="ch4" chartooo:axis-type="auto">
            <chartooo:date-scale/>
            <chart:title svg:x="6.745cm" svg:y="9.91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828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2.279cm" svg:y="0.316cm" chart:style-name="ch2">
          <text:p>Histogramm</text:p>
        </chart:title>
        <chart:plot-area chart:style-name="ch3" chart:data-source-has-labels="both" svg:x="1.151cm" svg:y="1.635cm" svg:width="5.57cm" svg:height="6.205cm">
          <chartooo:coordinate-region svg:x="1.878cm" svg:y="1.834cm" svg:width="4.843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line" chart:style-name="ch1">
        <chart:title svg:x="0.811cm" svg:y="0.316cm" chart:style-name="ch2">
          <text:p>Summenwahrscheinlichkeit</text:p>
        </chart:title>
        <chart:plot-area chart:style-name="ch3" chart:data-source-has-labels="both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" xlink:type="simple" chart:class="chart:bar" chart:style-name="ch1">
        <chart:title svg:x="1.895cm" svg:y="0.315cm" chart:style-name="ch2">
          <text:p>Ausgeglichenes
Histogramm</text:p>
        </chart:title>
        <chart:plot-area chart:style-name="ch3" chart:data-source-has-labels="both" svg:x="1.15cm" svg:y="1.6cm" svg:width="5.476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169cm" svg:y="7.985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967cm" svg:height="8.201cm" xlink:href="." xlink:type="simple" chart:class="chart:line" chart:style-name="ch1">
        <chart:title svg:x="0.794cm" svg:y="0.3cm" chart:style-name="ch2">
          <text:p>Summenwahrscheinlichkeit</text:p>
        </chart:title>
        <chart:plot-area chart:style-name="ch3" chart:data-source-has-labels="both" svg:x="1.15cm" svg:y="1.571cm" svg:width="5.539cm" svg:height="5.485cm">
          <chartooo:coordinate-region svg:x="1.877cm" svg:y="1.77cm" svg:width="4.718cm" svg:height="4.639cm"/>
          <chart:axis chart:dimension="x" chart:name="primary-x" chart:style-name="ch4" chartooo:axis-type="auto">
            <chartooo:date-scale/>
            <chart:title svg:x="3.2cm" svg:y="7.22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746cm" chart:style-name="ch7">
              <text:p>Wahrscheinlich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61cm" svg:height="5.121cm" xlink:href="." xlink:type="simple" chart:class="chart:bar" chart:style-name="ch1">
        <chart:title svg:x="2.509cm" svg:y="0.238cm" chart:style-name="ch2">
          <text:p>Histogramm</text:p>
        </chart:title>
        <chart:plot-area chart:style-name="ch3" chart:data-source-has-labels="both" svg:x="1.16cm" svg:y="1.323cm" svg:width="6.003cm" svg:height="2.715cm">
          <chartooo:coordinate-region svg:x="2.028cm" svg:y="1.323cm" svg:width="5.135cm" svg:height="2.068cm"/>
          <chart:axis chart:dimension="x" chart:name="primary-x" chart:style-name="ch4" chartooo:axis-type="auto">
            <chartooo:date-scale/>
            <chart:title svg:x="3.442cm" svg:y="4.14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769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29cm" svg:height="5.113cm" xlink:href="." xlink:type="simple" chart:class="chart:bar" chart:style-name="ch1">
        <chart:title svg:x="0.906cm" svg:y="0.238cm" chart:style-name="ch2">
          <text:p>Ausgeglichenes Histogramm</text:p>
        </chart:title>
        <chart:plot-area chart:style-name="ch3" chart:data-source-has-labels="both" svg:x="1.264cm" svg:y="0.822cm" svg:width="5.766cm" svg:height="3.89cm">
          <chartooo:coordinate-region svg:x="1.991cm" svg:y="1.021cm" svg:width="5.039cm" svg:height="3.044cm"/>
          <chart:axis chart:dimension="x" chart:name="primary-x" chart:style-name="ch4" chartooo:axis-type="auto">
            <chartooo:date-scale/>
            <chart:title svg:x="3.428cm" svg:y="4.553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556cm" svg:y="3.856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